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55d65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055d65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055d65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8pt" officeooo:paragraph-rsid="00055d65" style:font-size-asian="8pt" style:font-size-complex="8pt"/>
    </style:style>
    <style:style style:name="P5" style:family="paragraph" style:parent-style-name="Preformatted_20_Text">
      <style:text-properties fo:font-size="12pt" fo:font-weight="bold" officeooo:rsid="0018fa3c" officeooo:paragraph-rsid="00055d6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officeooo:paragraph-rsid="00055d65"/>
    </style:style>
    <style:style style:name="P7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055d6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57be" officeooo:paragraph-rsid="00055d6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c8f6e" officeooo:paragraph-rsid="000c8f6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d7d36" officeooo:paragraph-rsid="000d7d36" style:font-size-asian="12pt" style:font-weight-asian="normal" style:font-size-complex="12pt" style:font-weight-complex="normal"/>
    </style:style>
    <style:style style:name="P11" style:family="paragraph" style:parent-style-name="Standard" style:list-style-name="WWNum3">
      <style:paragraph-properties fo:text-align="justify" style:justify-single-word="false"/>
      <style:text-properties fo:font-size="12pt" fo:font-weight="normal" officeooo:rsid="0018fa3c" officeooo:paragraph-rsid="0005e07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c69bb" officeooo:paragraph-rsid="0005e07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5e072" officeooo:paragraph-rsid="0005e072" style:font-size-asian="12pt" style:font-weight-asian="normal" style:font-size-complex="12pt" style:font-weight-complex="normal"/>
    </style:style>
    <style:style style:name="P14" style:family="paragraph" style:parent-style-name="Standard" style:list-style-name="WWNum3">
      <style:paragraph-properties fo:text-align="justify" style:justify-single-word="false"/>
      <style:text-properties fo:font-size="14pt" officeooo:paragraph-rsid="0005e072" style:font-size-asian="14pt"/>
    </style:style>
    <style:style style:name="P15" style:family="paragraph" style:parent-style-name="Standard">
      <style:text-properties fo:font-size="14pt" fo:font-weight="bold" officeooo:paragraph-rsid="0005e072" style:font-size-asian="14pt" style:font-weight-asian="bold"/>
    </style:style>
    <style:style style:name="P16" style:family="paragraph" style:parent-style-name="Standard" style:list-style-name="WWNum3">
      <style:paragraph-properties fo:text-align="justify" style:justify-single-word="false"/>
      <style:text-properties officeooo:paragraph-rsid="0005e072"/>
    </style:style>
    <style:style style:name="P17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5e072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5e0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4" style:family="text">
      <style:text-properties officeooo:rsid="001bdc36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a9e86" style:font-size-asian="8pt" style:font-size-complex="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style:font-name="Symbol" fo:font-size="14pt" style:font-size-asian="14pt"/>
    </style:style>
    <style:style style:name="T10" style:family="text">
      <style:text-properties style:text-position="sub 58%" fo:font-size="14pt" style:font-size-asian="14pt"/>
    </style:style>
    <style:style style:name="T11" style:family="text">
      <style:text-properties style:text-position="super 58%" fo:font-size="14pt" style:font-size-asian="14pt"/>
    </style:style>
    <style:style style:name="T12" style:family="text">
      <style:text-properties officeooo:rsid="00055d65"/>
    </style:style>
    <style:style style:name="T13" style:family="text">
      <style:text-properties officeooo:rsid="0006758d"/>
    </style:style>
    <style:style style:name="T14" style:family="text">
      <style:text-properties officeooo:rsid="000b2f98"/>
    </style:style>
    <style:style style:name="T15" style:family="text">
      <style:text-properties officeooo:rsid="000d7d36"/>
    </style:style>
    <style:style style:name="T16" style:family="text">
      <style:text-properties officeooo:rsid="000f6de7"/>
    </style:style>
    <style:style style:name="T17" style:family="text">
      <style:text-properties officeooo:rsid="00110d0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6"/>
      <text:p text:style-name="P2"/>
      <text:p text:style-name="P1"><text:span text:style-name="T2">«</text:span><text:span text:style-name="T3">Алгоритмы и структуры данных</text:span><text:span text:style-name="T2">»</text:span></text:p>
      <text:p text:style-name="P3"/>
      <text:p text:style-name="P3"/>
      <text:p text:style-name="P3">Лабораторная работа №<text:span text:style-name="T12">3</text:span></text:p>
      <text:p text:style-name="P6"><text:tab/><text:tab/><text:tab/><text:tab/><text:tab/><text:tab/><text:span text:style-name="T4">Вариант 7.</text:span></text:p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Выполнил:</text:p>
      <text:p text:style-name="P6"><text:tab/><text:tab/><text:tab/><text:tab/><text:tab/><text:tab/><text:tab/><text:tab/><text:tab/><text:tab/><text:tab/>Пашнин А.Д.</text:p>
      <text:p text:style-name="P6"><text:tab/><text:tab/><text:tab/><text:tab/><text:tab/><text:tab/><text:tab/><text:tab/><text:tab/><text:tab/><text:tab/>группа P321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4"><text:tab/><text:tab/><text:tab/><text:tab/><text:tab/><text:tab/> <text:s/>Санкт-Петербург</text:p>
      <text:p text:style-name="P6"><text:span text:style-name="T5"><text:tab/><text:tab/><text:tab/><text:tab/><text:tab/><text:tab/><text:tab/>201</text:span><text:span text:style-name="T6">6</text:span><text:span text:style-name="T5">г.</text:span></text:p>
      <text:p text:style-name="P5"/>
      <text:p text:style-name="P15"><text:soft-page-break/>Задание.</text:p>
      <text:list xml:id="list3770344945143341669" text:style-name="WWNum3">
        <text:list-item>
          <text:p text:style-name="P14">Написать программу, реализующую алгоритм А и алгоритм В.</text:p>
        </text:list-item>
        <text:list-item>
          <text:p text:style-name="P14">Написать программу, реализующую алгоритм А и алгоритм В, для проведения экспериментов, в которых можно выбирать:</text:p>
        </text:list-item>
      </text:list>
      <text:list xml:id="list4124984984808538494" text:style-name="WWNum4">
        <text:list-item>
          <text:p text:style-name="P17"><text:span text:style-name="T7">число </text:span><text:span text:style-name="T8">n</text:span><text:span text:style-name="T7"> вершин и число </text:span><text:span text:style-name="T8">m</text:span><text:span text:style-name="T7"> ребер графа,</text:span></text:p>
        </text:list-item>
        <text:list-item>
          <text:p text:style-name="P17"><text:span text:style-name="T7">натуральные числа </text:span><text:span text:style-name="T8">q</text:span><text:span text:style-name="T7"> и </text:span><text:span text:style-name="T8">r</text:span><text:span text:style-name="T7">, являющиеся соответственно нижней и верхней границей для весов ребер графа.</text:span></text:p>
        </text:list-item>
      </text:list>
      <text:p text:style-name="P18"><text:span text:style-name="T7">Выходом данной программы должно быть время работы Т</text:span><text:span text:style-name="T10">А</text:span><text:span text:style-name="T7"> алгоритма А и время работы Т</text:span><text:span text:style-name="T10">В</text:span><text:span text:style-name="T7"> алгоритма В в секундах.</text:span></text:p>
      <text:list xml:id="list210945732268088" text:continue-list="list3770344945143341669" text:style-name="WWNum3">
        <text:list-item>
          <text:p text:style-name="P16"><text:span text:style-name="T7">Провести эксперименты на основе следующих данных:</text:span></text:p>
          <text:list>
            <text:list-item>
              <text:p text:style-name="P16"><text:span text:style-name="T8"> n</text:span><text:span text:style-name="T7"> = 10</text:span><text:span text:style-name="T11">4</text:span><text:span text:style-name="T7">+1, </text:span><text:span text:style-name="T8">m</text:span><text:span text:style-name="T7"> = 0, … ,10</text:span><text:span text:style-name="T11">7</text:span><text:span text:style-name="T7"> с шагом 10</text:span><text:span text:style-name="T11">5</text:span><text:span text:style-name="T7">, </text:span><text:span text:style-name="T8">q</text:span><text:span text:style-name="T7"> = 1, </text:span><text:span text:style-name="T8">r </text:span><text:span text:style-name="T7">= 10</text:span><text:span text:style-name="T11">6</text:span><text:span text:style-name="T7"> (нарисовать графики функций </text:span><text:span text:style-name="T8">T</text:span><text:span text:style-name="T10">А</text:span><text:span text:style-name="T7">(</text:span><text:span text:style-name="T8">m</text:span><text:span text:style-name="T7">) и Т</text:span><text:span text:style-name="T10">В</text:span><text:span text:style-name="T7">(</text:span><text:span text:style-name="T8">m</text:span><text:span text:style-name="T7">) );</text:span></text:p>
            </text:list-item>
          </text:list>
        </text:list-item>
        <text:list-item>
          <text:p text:style-name="P11"><text:span text:style-name="T7">Сформулировать и обосновать вывод о том, в каких случаях целесообразно применять алгоритм А, а в каких </text:span><text:span text:style-name="T9"></text:span><text:span text:style-name="T7"> алгоритм В. </text:span></text:p>
        </text:list-item>
      </text:list>
      <text:p text:style-name="P12"/>
      <text:p text:style-name="P13">График зависимости T(m) для алгоритмов Прима на основе 2кучи <text:span text:style-name="T13">(нижний)</text:span> и Борувки <text:span text:style-name="T13">(верхний)</text:span>.</text:p>
      <text:p text:style-name="P12"><draw:frame draw:style-name="fr1" draw:name="Объект1" text:anchor-type="paragraph" svg:width="20.361cm" svg:height="11.0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Ассимптотика алгоритма Прима на бинарной куче O(<text:span text:style-name="T17">M</text:span>Log<text:span text:style-name="T17">N</text:span>)</text:p>
      <text:p text:style-name="P9">Ассимптотика алгоритма Борувки O((<text:span text:style-name="T17">M</text:span>+<text:span text:style-name="T17">N</text:span>)Log<text:span text:style-name="T17">N</text:span>)</text:p>
      <text:p text:style-name="P10">Время выполнения обоих алгоритмов линейно зависит от количества ребер графа, однако алгоритм Борувки имеет дополнительные расходы на выделение компонент связности.</text:p>
      <text:p text:style-name="P8"/>
      <text:p text:style-name="P8"><text:span text:style-name="T1">Вывод:</text:span> Из вышеприведенн<text:span text:style-name="T15">ого</text:span> график<text:span text:style-name="T15">а</text:span> <text:s/>можно сделать вывод, что <text:span text:style-name="T14">алгоритм Прима более предпочтителен, т. к. в нём отсутствую накладные расходы на выделение компонент связности граф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21:09:44.393629621</dc:date>
    <meta:generator>LibreOffice/4.2.8.2$Linux_X86_64 LibreOffice_project/420m0$Build-2</meta:generator>
    <meta:editing-duration>PT8H34M13S</meta:editing-duration>
    <meta:editing-cycles>9</meta:editing-cycles>
    <meta:document-statistic meta:table-count="0" meta:image-count="0" meta:object-count="1" meta:page-count="2" meta:paragraph-count="26" meta:word-count="214" meta:character-count="1528" meta:non-whitespace-character-count="12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6cm" svg:height="11.091cm" xlink:href="." xlink:type="simple" chart:class="chart:scatter" chart:style-name="ch1">
        <chart:legend svg:x="14.101cm" svg:y="7.229cm" style:legend-expansion="custom" chartooo:width="4.937cm" chartooo:height="3.499cm" style:legend-expansion-aspect-ratio="1.41097456416119" chart:style-name="ch2"/>
        <chart:plot-area chart:style-name="ch3" chart:data-source-has-labels="both" svg:x="0.407cm" svg:y="0.221cm" svg:width="19.546cm" svg:height="10.649cm">
          <chartooo:coordinate-region svg:x="1.399cm" svg:y="0.42cm" svg:width="17.811cm" svg:height="9.80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Алгоритм Прима</text:p>
              </table:table-cell>
              <table:table-cell office:value-type="string">
                <text:p>Алгоритм Борувк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26">
                <text:p>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39">
                <text:p>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48">
                <text:p>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51">
                <text:p>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51">
                <text:p>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65">
                <text:p>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74">
                <text:p>7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78">
                <text:p>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87">
                <text:p>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86">
                <text:p>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92">
                <text:p>9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94">
                <text:p>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98">
                <text:p>9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91">
                <text:p>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107">
                <text:p>1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112">
                <text:p>1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122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152">
                <text:p>1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139">
                <text:p>13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124">
                <text:p>12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146">
                <text:p>1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144">
                <text:p>14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154">
                <text:p>15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179">
                <text:p>17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158">
                <text:p>15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168">
                <text:p>16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166">
                <text:p>16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166">
                <text:p>1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174">
                <text:p>17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169">
                <text:p>16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181">
                <text:p>18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186">
                <text:p>1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94">
                <text:p>1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209">
                <text:p>2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92">
                <text:p>1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200">
                <text:p>2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202">
                <text:p>2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204">
                <text:p>20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218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225">
                <text:p>2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238">
                <text:p>23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222">
                <text:p>22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234">
                <text:p>23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247">
                <text:p>24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278">
                <text:p>27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257">
                <text:p>25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271">
                <text:p>27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307">
                <text:p>3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268">
                <text:p>26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286">
                <text:p>2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324">
                <text:p>3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284">
                <text:p>28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285">
                <text:p>28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313">
                <text:p>31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279">
                <text:p>27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325">
                <text:p>3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319">
                <text:p>31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291">
                <text:p>29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336">
                <text:p>33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308">
                <text:p>30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363">
                <text:p>36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334">
                <text:p>3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300">
                <text:p>3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313">
                <text:p>3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329">
                <text:p>32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332">
                <text:p>33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333">
                <text:p>33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361">
                <text:p>36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370">
                <text:p>37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360">
                <text:p>36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422">
                <text:p>42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377">
                <text:p>37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417">
                <text:p>41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386">
                <text:p>38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407">
                <text:p>40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369">
                <text:p>36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470">
                <text:p>47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374">
                <text:p>37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456">
                <text:p>45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427">
                <text:p>42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533">
                <text:p>53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400">
                <text:p>40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479">
                <text:p>47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404">
                <text:p>40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406">
                <text:p>40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487">
                <text:p>48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417">
                <text:p>41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436">
                <text:p>4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530">
                <text:p>5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512">
                <text:p>5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434">
                <text:p>434</text:p>
              </table:table-cell>
              <table:table-cell office:value-type="float" office:value="1322">
                <text:p>1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